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00000003C7A6ECFC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P1" style:family="paragraph" style:parent-style-name="Standard">
      <style:paragraph-properties fo:break-before="page"/>
    </style:style>
  </office:automatic-styles>
  <office:body>
    <office:text>
      <text:sequence-decls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/>
  <office:styles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>
          <draw:frame draw:z-index="251656704" draw:style-name="Mfr1" draw:name="Picture 9" text:anchor-type="paragraph" svg:x="-0.99653in" svg:y="0in" svg:width="8.50903in" svg:height="0.09375in" style:rel-width="scale" style:rel-height="scale">
            <draw:image xlink:href="Pictures/10000000000000400000003C7A6ECFC1.jpg" xlink:type="simple" xlink:show="embed" xlink:actuate="onLoad"/>
            <svg:title/>
            <svg:desc>foo</svg:desc>
          </draw:frame>
        </text:p>
      </style:header>
      <style:header-left>
        <text:p text:style-name="Standard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4-08-12T15:52:11.242212151</meta:creation-date>
    <dc:date>2014-08-12T15:54:21.336165834</dc:date>
    <dc:creator>ms </dc:creator>
    <meta:editing-duration>PT2M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4.4.0.0.alpha0$Linux_X86_64 LibreOffice_project/98da0c1099f8f937a98528e2e6a78f747e89d3cb</meta:generator>
  </office:meta>
</office:document-meta>
</file>